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7098in"/>
    </style:style>
    <style:style style:name="co3" style:family="table-column">
      <style:table-column-properties fo:break-before="auto" style:column-width="0.28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cnt</text:p>
          </table:table-cell>
        </table:table-row>
        <table:table-row table:style-name="ro2">
          <table:table-cell office:value-type="string">
            <text:p>BAT54</text:p>
          </table:table-cell>
          <table:table-cell office:value-type="string">
            <text:p>SOT-2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1k</text:p>
          </table:table-cell>
          <table:table-cell office:value-type="float" office:value="402">
            <text:p>402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22uh</text:p>
          </table:table-cell>
          <table:table-cell office:value-type="float" office:value="603">
            <text:p>603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Mosfet</text:p>
          </table:table-cell>
          <table:table-cell office:value-type="string">
            <text:p>S-MINI-3P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LT1615</text:p>
          </table:table-cell>
          <table:table-cell office:value-type="string">
            <text:p>SOT-23-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Zener</text:p>
          </table:table-cell>
          <table:table-cell office:value-type="string">
            <text:p>SOT-323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7k</text:p>
          </table:table-cell>
          <table:table-cell office:value-type="float" office:value="402">
            <text:p>40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18pf</text:p>
          </table:table-cell>
          <table:table-cell office:value-type="float" office:value="402">
            <text:p>4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94k</text:p>
          </table:table-cell>
          <table:table-cell office:value-type="float" office:value="402">
            <text:p>4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115k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200k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700k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CP4017</text:p>
          </table:table-cell>
          <table:table-cell office:value-type="string">
            <text:p>SC-70-6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database-ranges>
        <table:database-range table:target-range-address="Sheet1.A1:Sheet1.C14">
          <table:sort>
            <table:sort-by table:field-number="2" table:order="descending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02/21/2011</text:date>, <text:time>14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lh24 </meta:initial-creator>
    <meta:creation-date>2011-02-21T14:06:47</meta:creation-date>
    <dc:date>2011-02-21T14:52:36</dc:date>
    <dc:creator>tlh24 </dc:creator>
    <meta:editing-duration>PT00H29M35S</meta:editing-duration>
    <meta:editing-cycles>2</meta:editing-cycles>
    <meta:generator>OpenOffice.org/3.2$Unix OpenOffice.org_project/320m12$Build-9483</meta:generator>
    <meta:printed-by>tlh24 </meta:printed-by>
    <meta:print-date>2011-02-21T14:31:25</meta:print-date>
    <meta:document-statistic meta:table-count="3" meta:cell-count="42" meta:object-count="0"/>
  </office:meta>
</office:document-meta>
</file>